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marker-start="Arrow" draw:marker-end="Arrow" draw:fill="solid" draw:fill-color="#ffffff" draw:textarea-horizontal-align="center" draw:textarea-vertical-align="middle" draw:shadow="visib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end="Arrow"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Fine_20_Dashed_20__28_var_29_" svg:stroke-width="0.1cm" draw:marker-start="Arrow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3cm" svg:height="1.5cm" svg:x="9cm" svg:y="6cm">
          <text:p text:style-name="P1"><text:span text:style-name="T1">フルルートの</text:span></text:p>
          <text:p text:style-name="P1"><text:span text:style-name="T1">ルータ</text:span></text:p>
        </draw:rect>
        <draw:rect draw:style-name="gr1" draw:text-style-name="P1" draw:layer="layout" svg:width="3cm" svg:height="1.5cm" svg:x="16cm" svg:y="5.1cm">
          <text:p text:style-name="P1"><text:span text:style-name="T1">フルルートの</text:span></text:p>
          <text:p text:style-name="P1"><text:span text:style-name="T1">ルータ</text:span></text:p>
        </draw:rect>
        <draw:rect draw:style-name="gr2" draw:text-style-name="P1" draw:layer="layout" svg:width="3cm" svg:height="1.5cm" svg:x="12.8cm" svg:y="9.6cm">
          <text:p text:style-name="P1"><text:span text:style-name="T1">フルルートの</text:span></text:p>
          <text:p text:style-name="P1"><text:span text:style-name="T1">ルータ</text:span></text:p>
        </draw:rect>
        <draw:rect draw:style-name="gr3" draw:text-style-name="P1" draw:layer="layout" svg:width="3.9cm" svg:height="1.5cm" svg:x="21.7cm" svg:y="4.1cm">
          <text:p text:style-name="P2"><text:span text:style-name="T1">下位プロバイダの</text:span></text:p>
          <text:p text:style-name="P2"><text:span text:style-name="T1">ルータ</text:span></text:p>
        </draw:rect>
        <draw:rect draw:style-name="gr3" draw:text-style-name="P1" draw:layer="layout" svg:width="3.9cm" svg:height="1.5cm" svg:x="19.9cm" svg:y="13.2cm">
          <text:p text:style-name="P2"><text:span text:style-name="T1">下位プロバイダの</text:span></text:p>
          <text:p text:style-name="P2"><text:span text:style-name="T1">ルータ</text:span></text:p>
        </draw:rect>
        <draw:rect draw:style-name="gr3" draw:text-style-name="P1" draw:layer="layout" svg:width="3.9cm" svg:height="1.5cm" svg:x="11.4cm" svg:y="13.1cm">
          <text:p text:style-name="P2"><text:span text:style-name="T1">下位プロバイダの</text:span></text:p>
          <text:p text:style-name="P2"><text:span text:style-name="T1">ルータ</text:span></text:p>
        </draw:rect>
        <draw:rect draw:style-name="gr3" draw:text-style-name="P1" draw:layer="layout" svg:width="3.9cm" svg:height="1.5cm" svg:x="5.5cm" svg:y="11.6cm">
          <text:p text:style-name="P2"><text:span text:style-name="T1">下位プロバイダの</text:span></text:p>
          <text:p text:style-name="P2"><text:span text:style-name="T1">ルータ</text:span></text:p>
        </draw:rect>
        <draw:rect draw:style-name="gr3" draw:text-style-name="P1" draw:layer="layout" svg:width="3.9cm" svg:height="1.5cm" svg:x="2.9cm" svg:y="8.6cm">
          <text:p text:style-name="P2"><text:span text:style-name="T1">下位プロバイダの</text:span></text:p>
          <text:p text:style-name="P2"><text:span text:style-name="T1">ルータ</text:span></text:p>
        </draw:rect>
        <draw:rect draw:style-name="gr3" draw:text-style-name="P1" draw:layer="layout" svg:width="3.9cm" svg:height="1.5cm" svg:x="4cm" svg:y="2.4cm">
          <text:p text:style-name="P2"><text:span text:style-name="T1">下位プロバイダの</text:span></text:p>
          <text:p text:style-name="P2"><text:span text:style-name="T1">ルータ</text:span></text:p>
        </draw:rect>
        <draw:line draw:style-name="gr4" draw:text-style-name="P2" draw:layer="layout" svg:x1="10.8cm" svg:y1="7.7cm" svg:x2="13.3cm" svg:y2="9.7cm">
          <text:p/>
        </draw:line>
        <draw:line draw:style-name="gr4" draw:text-style-name="P2" draw:layer="layout" svg:x1="12.3cm" svg:y1="6.7cm" svg:x2="15.8cm" svg:y2="5.7cm">
          <text:p/>
        </draw:line>
        <draw:line draw:style-name="gr4" draw:text-style-name="P2" draw:layer="layout" svg:x1="17.3cm" svg:y1="6.7cm" svg:x2="14.8cm" svg:y2="9.7cm">
          <text:p/>
        </draw:line>
        <draw:ellipse draw:style-name="gr5" draw:text-style-name="P2" draw:layer="layout" svg:width="12.5cm" svg:height="9.5cm" svg:x="7.8cm" svg:y="2.7cm">
          <text:p/>
        </draw:ellipse>
        <draw:frame draw:style-name="gr6" draw:layer="layout" svg:width="3.986cm" svg:height="1.598cm" svg:x="11.9cm" svg:y="3.3cm">
          <draw:text-box>
            <text:p>Tier1の</text:p>
            <text:p>プロバイダ群</text:p>
          </draw:text-box>
        </draw:frame>
        <draw:line draw:style-name="gr4" draw:text-style-name="P2" draw:layer="layout" svg:x1="7.3cm" svg:y1="3.7cm" svg:x2="9.8cm" svg:y2="6.2cm">
          <text:p/>
        </draw:line>
        <draw:line draw:style-name="gr7" draw:text-style-name="P2" draw:layer="layout" svg:x1="5.8cm" svg:y1="8.7cm" svg:x2="8.8cm" svg:y2="7.2cm">
          <text:p/>
        </draw:line>
        <draw:line draw:style-name="gr7" draw:text-style-name="P2" draw:layer="layout" svg:x1="21.8cm" svg:y1="5.2cm" svg:x2="19.3cm" svg:y2="6.2cm">
          <text:p/>
        </draw:line>
        <draw:line draw:style-name="gr4" draw:text-style-name="P2" draw:layer="layout" svg:x1="9.3cm" svg:y1="12.2cm" svg:x2="12.8cm" svg:y2="10.7cm">
          <text:p/>
        </draw:line>
        <draw:line draw:style-name="gr7" draw:text-style-name="P2" draw:layer="layout" svg:x1="13.8cm" svg:y1="13.2cm" svg:x2="13.8cm" svg:y2="11.2cm">
          <text:p/>
        </draw:line>
        <draw:line draw:style-name="gr7" draw:text-style-name="P2" draw:layer="layout" svg:x1="20.3cm" svg:y1="13.2cm" svg:x2="15.8cm" svg:y2="10.7cm">
          <text:p/>
        </draw:line>
        <draw:line draw:style-name="gr8" draw:text-style-name="P2" draw:layer="layout" svg:x1="23.3cm" svg:y1="5.7cm" svg:x2="21.3cm" svg:y2="13.2cm">
          <text:p/>
        </draw:line>
        <draw:frame draw:style-name="gr9" draw:text-style-name="P3" draw:layer="layout" svg:width="3.884cm" svg:height="0.747cm" svg:x="22.7cm" svg:y="9.4cm">
          <draw:text-box>
            <text:p><text:span text:style-name="T1">プライベートピア</text:span></text:p>
          </draw:text-box>
        </draw:frame>
        <draw:line draw:style-name="gr10" draw:text-style-name="P2" draw:layer="layout" svg:x1="6.8cm" svg:y1="13.2cm" svg:x2="11.3cm" svg:y2="14.2cm">
          <text:p/>
        </draw:line>
        <draw:frame draw:style-name="gr9" draw:text-style-name="P3" draw:layer="layout" svg:width="3.884cm" svg:height="0.747cm" svg:x="4.8cm" svg:y="13.901cm">
          <draw:text-box>
            <text:p><text:span text:style-name="T1">プライベートピア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2T22:18:53.10</meta:creation-date>
    <dc:date>2010-11-24T21:17:20</dc:date>
    <meta:editing-duration>PT00H07M50S</meta:editing-duration>
    <meta:editing-cycles>3</meta:editing-cycles>
    <meta:generator>OpenOffice.org/3.2$Win32 OpenOffice.org_project/320m18$Build-9502</meta:generator>
    <meta:document-statistic meta:object-count="24"/>
  </office:meta>
</office:document-meta>
</file>